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1EA814502976FA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Configure Sublime with GI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Text Editor is used to add Commit message while Commit in GIT<text:line-break/></text:p>
              </text:list-item>
              <text:list-item>
                <text:p text:style-name="P4">Command to Add SubLime as Text Editor:<text:line-break/>git config --global core.editor "subl -n -w" 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1EA814502976FA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7T10:13:43.423460347</dc:date>
    <meta:editing-duration>PT10H14M30S</meta:editing-duration>
    <meta:editing-cycles>27</meta:editing-cycles>
    <meta:generator>LibreOffice/5.1.6.2$Linux_X86_64 LibreOffice_project/10m0$Build-2</meta:generator>
    <meta:document-statistic meta:object-count="49"/>
  </office:meta>
</office:document-meta>
</file>